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8.297cm" style:rel-column-width="4704*"/>
    </style:style>
    <style:style style:name="Tabla1.B" style:family="table-column">
      <style:table-column-properties style:column-width="2.201cm" style:rel-column-width="1248*"/>
    </style:style>
    <style:style style:name="Tabla1.C" style:family="table-column">
      <style:table-column-properties style:column-width="2.307cm" style:rel-column-width="1308*"/>
    </style:style>
    <style:style style:name="Tabla1.D" style:family="table-column">
      <style:table-column-properties style:column-width="4.193cm" style:rel-column-width="2377*"/>
    </style:style>
    <style:style style:name="Tabla1.A1" style:family="table-cell">
      <style:table-cell-properties fo:padding="0.097cm" fo:border-left="none" fo:border-right="none" fo:border-top="none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6" style:family="paragraph" style:parent-style-name="Standard">
      <style:paragraph-properties fo:margin-left="0cm" fo:margin-right="-0.504cm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7" style:family="paragraph" style:parent-style-name="Heading_20_1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Courier New1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ourier New" fo:font-size="10pt" officeooo:paragraph-rsid="0009815c" style:font-size-asian="10pt" style:font-name-complex="Courier New1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-0.504cm" fo:margin-top="0.3cm" fo:margin-bottom="0.21cm" style:contextual-spacing="fals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000000" style:shadow="#000000 0.053cm 0.053cm"/>
      <style:text-properties style:font-name="Courier New" fo:font-size="10pt" style:font-size-asian="10pt" style:font-name-complex="Courier New1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5cf3c" style:font-size-asian="10pt" style:font-name-complex="Courier New1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0pt" officeooo:rsid="0005cf3c" officeooo:paragraph-rsid="0009815c" style:font-size-asian="10pt" style:font-name-complex="Courier New1"/>
    </style:style>
    <style:style style:name="P14" style:family="paragraph" style:parent-style-name="Standard">
      <style:paragraph-properties fo:margin-left="1.251cm" fo:margin-right="0cm" fo:text-align="start" style:justify-single-word="false" fo:text-indent="-1.251cm" style:auto-text-indent="false"/>
      <style:text-properties officeooo:paragraph-rsid="000987bc"/>
    </style:style>
    <style:style style:name="P1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79352" officeooo:paragraph-rsid="00079352"/>
    </style:style>
    <style:style style:name="P1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79352"/>
    </style:style>
    <style:style style:name="P1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8a880"/>
    </style:style>
    <style:style style:name="P1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79352" officeooo:paragraph-rsid="00092d35"/>
    </style:style>
    <style:style style:name="P1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</style:style>
    <style:style style:name="P20" style:family="paragraph" style:parent-style-name="Table_20_Contents">
      <style:paragraph-properties fo:text-align="end" style:justify-single-word="false"/>
      <style:text-properties style:font-name="Arial1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officeooo:rsid="0008a880" officeooo:paragraph-rsid="0008a88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8pt" officeooo:rsid="00079352" officeooo:paragraph-rsid="00079352" style:font-size-asian="8pt" style:font-size-complex="8pt"/>
    </style:style>
    <style:style style:name="P23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8a880" officeooo:paragraph-rsid="0008a880"/>
    </style:style>
    <style:style style:name="P24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8a880" officeooo:paragraph-rsid="0008a880"/>
    </style:style>
    <style:style style:name="P25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</style:style>
    <style:style style:name="P26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2d35" officeooo:paragraph-rsid="00092d35"/>
    </style:style>
    <style:style style:name="P27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fo:font-size="10pt" officeooo:rsid="0008a880" officeooo:paragraph-rsid="00092d35" style:font-size-asian="10pt" style:font-size-complex="10pt"/>
    </style:style>
    <style:style style:name="P28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align="end" style:justify-single-word="false" fo:text-indent="0cm" style:auto-text-indent="false"/>
      <style:text-properties officeooo:rsid="0009815c" officeooo:paragraph-rsid="0009815c"/>
    </style:style>
    <style:style style:name="P29" style:family="paragraph" style:parent-style-name="Table_20_Contents">
      <loext:graphic-properties draw:fill-gradient-name="gradient" draw:fill-hatch-name="hatch"/>
      <style:paragraph-properties fo:margin-left="0.101cm" fo:margin-right="0.101cm" fo:margin-top="0.101cm" fo:margin-bottom="0.101cm" style:contextual-spacing="false" fo:text-indent="0cm" style:auto-text-indent="false"/>
      <style:text-properties officeooo:rsid="000987bc" officeooo:paragraph-rsid="000987bc"/>
    </style:style>
    <style:style style:name="T1" style:family="text">
      <style:text-properties style:font-name="Arial" style:font-name-complex="Arial2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ourier New" fo:font-size="10pt" style:font-size-asian="10pt" style:font-name-complex="Courier New1"/>
    </style:style>
    <style:style style:name="T5" style:family="text">
      <style:text-properties style:font-name="Courier New" fo:font-size="10pt" officeooo:rsid="0005149f" style:font-size-asian="10pt" style:font-name-complex="Courier New1"/>
    </style:style>
    <style:style style:name="T6" style:family="text">
      <style:text-properties style:font-name="Courier New" fo:font-size="10pt" officeooo:rsid="0009815c" style:font-size-asian="10pt" style:font-name-complex="Courier New1"/>
    </style:style>
    <style:style style:name="T7" style:family="text">
      <style:text-properties style:font-name="Courier New" fo:font-size="10pt" officeooo:rsid="000987bc" style:font-size-asian="10pt" style:font-name-complex="Courier New1"/>
    </style:style>
    <style:style style:name="T8" style:family="text">
      <style:text-properties style:use-window-font-color="true" loext:opacity="0%" style:font-name="Courier New" fo:font-size="10pt" fo:language="es" fo:country="ES" style:letter-kerning="false" style:font-name-asian="Calibri1" style:font-size-asian="10pt" style:language-asian="zh" style:country-asian="CN" style:font-name-complex="Courier New1" style:font-size-complex="10pt" style:language-complex="ar" style:country-complex="SA"/>
    </style:style>
    <style:style style:name="T9" style:family="text">
      <style:text-properties officeooo:rsid="0008a880"/>
    </style:style>
    <style:style style:name="T10" style:family="text">
      <style:text-properties officeooo:rsid="00092d35"/>
    </style:style>
    <style:style style:name="T11" style:family="text">
      <style:text-properties officeooo:rsid="0009815c"/>
    </style:style>
    <style:style style:name="T12" style:family="text">
      <style:text-properties officeooo:rsid="000987bc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Una sugerencia práctica de versionado semático</text:h>
      <text:p text:style-name="Título_20_1_20__28_cont_29_"><field:fieldmark-start text:name="Bookmark" field:type="vnd.oasis.opendocument.field.UNHANDLED"><field:param field:name="vnd.oasis.opendocument.field.code" field:value="PRINTDATE  \@ &quot;yyyyMMddTHHmm&quot;  \* MERGEFORMAT"/><field:param field:name="vnd.oasis.opendocument.field.id" field:value="23"/></field:fieldmark-start><text:span text:style-name="T3">20220506T1623</text:span><field:fieldmark-end/></text:p>
      <text:p text:style-name="P5">Una sugerencia práctica de numeros de versión semánticos: <text:s text:c="2"/>X.Y.p.c</text:p>
      <text:p text:style-name="P3"><text:span text:style-name="T4">(nota: está </text:span><text:span text:style-name="T8">basada</text:span><text:span text:style-name="T4"> en el estandar https://semver.org/lang/es/, solo que usando la parte de “PARCHE” para desarrollo/pruebas)</text:span></text:p>
      <text:p text:style-name="P5"/>
      <text:p text:style-name="P3"><text:span text:style-name="T8">Cara a</text:span><text:span text:style-name="T4"> los usuarios finales, solo existirán las dos primeras cifras X.Y</text:span></text:p>
      <text:p text:style-name="P5">=&gt; X es versión mayor: cambios no retrocompatibles</text:p>
      <text:p text:style-name="P5">=&gt; Y es versión menor: cambios compatibles con cualquier otra con el mismo X</text:p>
      <text:p text:style-name="P12">También lo podemos ver como que:</text:p>
      <text:p text:style-name="P12">=&gt; Aumentamos X cuando se hace un lanzamiento completo a “producción”.</text:p>
      <text:p text:style-name="P12">=&gt; Aumentamos Y cuando se <text:span text:style-name="T11">lanza </text:span>una corrección a la versión X.</text:p>
      <text:p text:style-name="P5"/>
      <text:p text:style-name="P3"><text:span text:style-name="T8">Cara</text:span><text:span text:style-name="T4"> al desarrollo, existirán cuatro cifras: X.Y.p.c</text:span></text:p>
      <text:p text:style-name="P3"><text:span text:style-name="T4">=&gt; p.0 es una versión "para que alguien interno la pruebe</text:span><text:bookmark text:name="_GoBack"/><text:span text:style-name="T4">", <text:line-break/>una versión que solo verán los usuarios internos de pruebas: <text:s/>X.Y.1.0, X.Y.2.0, X.Y.3.0, etc. (nota: se pueden abreviar a X.Y.1, X.Y.2, X.Y.3, etc.)</text:span></text:p>
      <text:p text:style-name="P5">=&gt; p.c es una versión "de compilacion", <text:line-break/>una versión que solo verán los programadores: X.Y.p.1, etc.</text:p>
      <text:p text:style-name="P13">También lo podemos ver como que:</text:p>
      <text:p text:style-name="P13">=&gt; Aumentamos <text:span text:style-name="T11">p</text:span> cuando se <text:span text:style-name="T11">emite una versión para pruebas</text:span>.</text:p>
      <text:p text:style-name="P13">=&gt; Aumentamos <text:span text:style-name="T11">c</text:span> cuando <text:span text:style-name="T11">empezamos a trabajar después de esa emisión.</text:span></text:p>
      <text:p text:style-name="P9"/>
      <text:p text:style-name="P12">Ejemplo práctic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0"/>
          </table:table-cell>
          <table:table-cell table:style-name="Tabla1.B1" office:value-type="string">
            <text:p text:style-name="P22">DESARROLLO</text:p>
          </table:table-cell>
          <table:table-cell table:style-name="Tabla1.B1" office:value-type="string">
            <text:p text:style-name="P22">PRODUCCIÓN</text:p>
          </table:table-cell>
          <table:table-cell table:style-name="Tabla1.A1" office:value-type="string">
            <text:p text:style-name="P21">notas</text:p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16"><text:span text:style-name="T9">1</text:span>.0.0.1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16"><text:span text:style-name="T9">1</text:span>.0.1.0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16"><text:span text:style-name="T9">1</text:span>.0.1.1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16"><text:span text:style-name="T9">1</text:span>.0.2.0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>etc</text:p>
          </table:table-cell>
          <table:table-cell table:style-name="Tabla1.A2" office:value-type="string">
            <text:p text:style-name="P19"/>
          </table:table-cell>
          <table:table-cell table:style-name="Tabla1.D2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16">emisión de una versión para usuarios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>1.1.0.0</text:p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16"><text:span text:style-name="T9">2</text:span>.<text:span text:style-name="T9">0</text:span>.0.1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17"><text:span text:style-name="T9">2</text:span>.<text:span text:style-name="T9">0</text:span>.1.0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17"><text:span text:style-name="T9">2</text:span>.<text:span text:style-name="T9">0</text:span>.1.1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26">trabajando en la corrección de un bug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6">1.1.0.1</text:p>
          </table:table-cell>
          <table:table-cell table:style-name="Tabla1.D2" office:value-type="string">
            <text:p text:style-name="P27">se <text:span text:style-name="T10">parte</text:span> desde la 1.1.0.0</text:p>
          </table:table-cell>
        </table:table-row>
        <text:soft-page-break/>
        <table:table-row>
          <table:table-cell table:style-name="Tabla1.A2" office:value-type="string">
            <text:p text:style-name="P26">para probar la corrección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6">1.1.1.0</text:p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6">trabajando en la corrección de un bug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6">1.1.1.1</text:p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6">para probar la corrección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6">1.1.2.0</text:p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6">emisión de una corrección para usuarios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>1.2.0.0</text:p>
          </table:table-cell>
          <table:table-cell table:style-name="Tabla1.D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24"><text:span text:style-name="T10">i</text:span>ncorporar la corrección al desarrollo en curso</text:p>
          </table:table-cell>
          <table:table-cell table:style-name="Tabla1.A2" office:value-type="string">
            <text:p text:style-name="P24">2.0.1.<text:span text:style-name="T10">1</text:span>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29">(*)</text:p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24">2.0.1.<text:span text:style-name="T12">1</text:span>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29">(*)</text:p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24">2.0.2.0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4">etc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7">emisión de una versión para usuarios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4">2.1.0.0</text:p>
          </table:table-cell>
          <table:table-cell table:style-name="Tabla1.D2" office:value-type="string">
            <text:p text:style-name="P29">Se retira la 1.<text:span text:style-name="T14">Y</text:span>.0.0 que estuviera en ese momento.</text:p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26">3.0.0.1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26">3.0.1.0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26">3.0.1.1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emisión de una versión para probar</text:p>
          </table:table-cell>
          <table:table-cell table:style-name="Tabla1.A2" office:value-type="string">
            <text:p text:style-name="P26">3.0.2.0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>trabajando</text:p>
          </table:table-cell>
          <table:table-cell table:style-name="Tabla1.A2" office:value-type="string">
            <text:p text:style-name="P26">3.0.2.1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8">emisión de una versión para probar</text:p>
          </table:table-cell>
          <table:table-cell table:style-name="Tabla1.A2" office:value-type="string">
            <text:p text:style-name="P28">3.0.3.0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28">etc</text:p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6"/>
          </table:table-cell>
          <table:table-cell table:style-name="Tabla1.D2" office:value-type="string">
            <text:p text:style-name="P15"/>
          </table:table-cell>
        </table:table-row>
      </table:table>
      <text:p text:style-name="P12"/>
      <text:p text:style-name="P3"><text:span text:style-name="T4">Nota: </text:span><text:span text:style-name="T7">(*)</text:span><text:span text:style-name="T4"> </text:span><text:span text:style-name="T6">I</text:span><text:span text:style-name="T4">ncrementar .c más allá de .</text:span><text:span text:style-name="T6">1</text:span><text:span text:style-name="T4"> </text:span><text:span text:style-name="T5">es opcional</text:span><text:span text:style-name="T4">, ya que es </text:span><text:span text:style-name="T5">algo </text:span><text:span text:style-name="T4">solo para la persona </text:span><text:span text:style-name="T5">o el equipo </text:span><text:span text:style-name="T4">que está programando.</text:span></text:p>
      <text:p text:style-name="P5"/>
      <text:p text:style-name="P11">IMPORTANTE:</text:p>
      <text:p text:style-name="P6"><text:s/>Una vez lanzada una versión X.Y (X.Y.0.0) o <text:s/>X.Y.p <text:s/>(X.Y.p.0), </text:p>
      <text:p text:style-name="P4"><text:span text:style-name="T4"><text:s/>JAMÁS de los jamases </text:span><text:span text:style-name="T8">SACAR</text:span><text:span text:style-name="T4"> OTRA CON EL MISMO X.Y.p.0</text:span></text:p>
      <text:p text:style-name="P6"><text:s text:c="3"/>=&gt; en la siguiente compilación: </text:p>
      <text:p text:style-name="P4"><text:span text:style-name="T4"><text:s text:c="8"/>incrementar .</text:span><text:span text:style-name="T8">c</text:span><text:span text:style-name="T4"> (poner al menos X.Y.p.1)</text:span></text:p>
      <text:p text:style-name="P6"><text:s text:c="3"/>=&gt; en el siguiente lanzamiento: </text:p>
      <text:p text:style-name="P6"><text:s text:c="8"/>incrementar .p (si es de pruebas) o X.Y (si es de producción)</text:p>
      <text:p text:style-name="P14"><text:span text:style-name="T4">nota: No pasa nada por lanzar una X.Y </text:span><text:span text:style-name="T8">para después</text:span><text:span text:style-name="T4">, en muy poco tiempo, lanzar otra X.Y+1 o incluso un poco más tarde otra X.Y+2 (por ejemplo, si </text:span><text:span text:style-name="T7">se</text:span><text:span text:style-name="T4"> detectan errores graves y </text:span><text:span text:style-name="T7">se han</text:span><text:span text:style-name="T4"> </text:span><text:span text:style-name="T7">d</text:span><text:span text:style-name="T4">e corregir con rapidez).</text:span></text:p>
      <text:p text:style-name="P14"><text:soft-page-break/><text:span text:style-name="T4"><text:line-break/>Tampoco pasa nada por llegar hasta versiones del estilo de </text:span><text:span text:style-name="T8">5</text:span><text:span text:style-name="T4">7.24.</text:span><text:span text:style-name="T8">8</text:span><text:span text:style-name="T4"> o similares...</text:span></text:p>
      <text:p text:style-name="P5"><text:s text:c="6"/></text:p>
      <text:p text:style-name="P5">EL VERSIONADO ES SOLO PARA IDENTIFICAR y saber con qué pieza ÚNICA de software estamos lidiando.</text:p>
      <text:p text:style-name="P10"><text:span text:style-name="T12">Conviene no mezclar</text:span> aspectos "estéticos" <text:span text:style-name="T11">o </text:span>"marquetinianos" <text:span text:style-name="T12">en el diseño del versionado</text:span>. <text:span text:style-name="T11">Por ejemplo:</text:span> <text:span text:style-name="T12">consideraciones </text:span>acerca de qué número de versión queda más o menos "bonito" o <text:span text:style-name="T11">cual es</text:span> más o menos "vendible" <text:span text:style-name="T11">o cual revela menos la cantidad de errores que se han tenido que corregir</text:span>. </text:p>
      <text:p text:style-name="P10">La mejor manera de mantener la unicidad es seguir reglas simp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text-align="center" style:justify-single-word="false"/>
      <style:text-properties style:rfc-language-tag="es-ES-u-co-trad" fo:language="es" fo:country="ES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break-before="page" fo:padding-left="0cm" fo:padding-right="0cm" fo:padding-top="0cm" fo:padding-bottom="0.035cm" fo:border-left="none" fo:border-right="none" fo:border-top="none" fo:border-bottom="0.51pt solid #000000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1.27cm" fo:margin-bottom="0.318cm" style:contextual-spacing="false" fo:text-align="start" style:justify-single-word="false" fo:padding-left="0cm" fo:padding-right="0cm" fo:padding-top="0.035cm" fo:padding-bottom="0.035cm" fo:border-left="none" fo:border-right="none" fo:border-top="0.51pt dotted #000000" fo:border-bottom="0.51pt dotted #000000" fo:keep-with-next="always"/>
      <style:text-properties style:font-name="Arial" fo:font-family="Arial" style:font-family-generic="roman" style:font-pitch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847cm" fo:margin-bottom="0.212cm" style:contextual-spacing="false" fo:text-align="start" style:justify-single-word="false" fo:padding-left="0cm" fo:padding-right="0cm" fo:padding-top="0cm" fo:padding-bottom="0.035cm" fo:border-left="none" fo:border-right="none" fo:border-top="none" fo:border-bottom="0.51pt dotted #000000" fo:keep-with-next="always"/>
      <style:text-properties style:font-name="Arial" fo:font-family="Arial" style:font-family-generic="roman" style:font-pitch="variable" fo:font-size="10pt" style:font-size-asian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text-align="start" style:justify-single-word="false" fo:keep-with-next="always"/>
      <style:text-properties style:font-name="Arial" fo:font-family="Arial" style:font-family-generic="roman" style:font-pitch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style="italic" fo:font-weight="bold" style:font-style-asian="italic" style:font-weight-asian="bold" style:font-size-complex="11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partado" style:family="paragraph" style:parent-style-name="Standard" style:default-outline-level="" style:list-style-name="WWNum1">
      <style:paragraph-properties fo:margin-left="1.201cm" fo:margin-right="0cm" fo:text-indent="-0.7cm" style:auto-text-indent="false">
        <style:tab-stops>
          <style:tab-stop style:position="1.199cm"/>
        </style:tab-stops>
      </style:paragraph-properties>
    </style:style>
    <style:style style:name="apartado_20__28_cont_29_" style:display-name="apartado (cont)" style:family="paragraph" style:parent-style-name="apartado" style:default-outline-level="" style:list-style-name="">
      <style:paragraph-properties fo:margin-left="1.199cm" fo:margin-right="0cm" fo:text-indent="-0.7cm" style:auto-text-indent="false"/>
    </style:style>
    <style:style style:name="apartado_20_2" style:display-name="apartado 2" style:family="paragraph" style:parent-style-name="apartado" style:default-outline-level="" style:list-style-name="WWNum2">
      <style:paragraph-properties fo:margin-left="1.501cm" fo:margin-right="0cm" fo:margin-top="0cm" fo:margin-bottom="0cm" style:contextual-spacing="false" fo:text-indent="-0.249cm" style:auto-text-indent="fals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comando" style:family="paragraph" style:parent-style-name="Plain_20_Text" style:default-outline-level="">
      <style:paragraph-properties fo:margin-top="0cm" fo:margin-bottom="0cm" style:contextual-spacing="false" fo:text-align="start" style:justify-single-word="false"/>
      <style:text-properties fo:font-size="9pt" style:font-size-asian="9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oharra" style:family="paragraph" style:parent-style-name="Standard" style:default-outline-level="">
      <loext:graphic-properties draw:fill="solid" draw:fill-color="#ffffbf"/>
      <style:paragraph-properties fo:margin-left="1cm" fo:margin-right="0.501cm" fo:margin-top="0cm" fo:margin-bottom="0.353cm" style:contextual-spacing="false" fo:text-align="start" style:justify-single-word="false" fo:text-indent="0cm" style:auto-text-indent="false" fo:background-color="#ffffbf"/>
      <style:text-properties fo:font-size="8pt" style:font-size-asian="8pt"/>
    </style:style>
    <style:style style:name="Parrafo" style:family="paragraph" style:parent-style-name="Standard" style:default-outline-level="">
      <style:paragraph-properties fo:margin-left="0cm" fo:margin-right="0cm" fo:margin-top="0.212cm" fo:margin-bottom="0.212cm" style:contextual-spacing="false" style:line-height-at-least="0.529cm" fo:text-indent="1.251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a" style:family="paragraph" style:parent-style-name="comando" style:default-outline-level="">
      <style:paragraph-properties fo:margin-top="0.106cm" fo:margin-bottom="0.106cm" style:contextual-spacing="false"/>
    </style:style>
    <style:style style:name="tabla_20__28_cabecera_29_" style:display-name="tabla (cabecera)" style:family="paragraph" style:parent-style-name="tabla" style:default-outline-level="">
      <style:paragraph-properties fo:text-align="center" style:justify-single-word="false" fo:keep-with-next="always"/>
      <style:text-properties fo:font-variant="small-caps" style:font-name="Arial" fo:font-family="Arial" style:font-family-generic="roman" style:font-pitch="variable"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.847cm" fo:margin-bottom="0.423cm" style:contextual-spacing="false" fo:text-align="start" style:justify-single-word="false" fo:keep-with-next="always">
        <style:tab-stops>
          <style:tab-stop style:position="16.482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2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847cm" fo:margin-right="0cm" fo:text-indent="0cm" style:auto-text-indent="false">
        <style:tab-stops>
          <style:tab-stop style:position="1.501cm"/>
          <style:tab-stop style:position="16.503cm" style:type="right" style:leader-style="dotted" style:leader-text=".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s" style:country-asian="ES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 style:border-line-width-bottom="0.018cm 0.018cm 0.018cm" fo:padding-left="0cm" fo:padding-right="0cm" fo:padding-top="0cm" fo:padding-bottom="0.035cm" fo:border-left="none" fo:border-right="none" fo:border-top="none" fo:border-bottom="1.5pt double #000000"/>
      <style:text-properties style:font-name="Arial" fo:font-family="Arial" style:font-family-generic="roman" style:font-pitch="variable" fo:font-size="16pt" style:rfc-language-tag="es-ES-u-co-trad" fo:language="es" fo:country="ES" style:font-size-asian="16pt"/>
    </style:style>
    <style:style style:name="Título_20_1_20__28_cont_29_" style:display-name="Título 1 (cont)" style:family="paragraph" style:parent-style-name="Standard" style:next-style-name="Standard" style:default-outline-level="">
      <style:paragraph-properties fo:margin-top="0cm" fo:margin-bottom="0.847cm" style:contextual-spacing="false" fo:text-align="end" style:justify-single-word="false"/>
      <style:text-properties style:font-name="Arial" fo:font-family="Arial" style:font-family-generic="roman" style:font-pitch="variable" fo:font-size="9pt" style:font-size-asian="9pt"/>
    </style:style>
    <style:style style:name="codigo_20_fuente" style:display-name="codigo fuen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 fo:font-size="10pt" fo:language="en" fo:country="US" style:font-size-asian="10pt" style:font-name-complex="Courier New1" style:font-family-complex="'Courier New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sin_20_formato_20_Car" style:display-name="Texto sin formato Car" style:family="text" style:parent-style-name="Default_20_Paragraph_20_Font">
      <style:text-properties style:font-name="Courier New" fo:font-family="'Courier New'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apa_20_del_20_documento_20_Car" style:display-name="Mapa del documento Car" style:family="text" style:parent-style-name="Default_20_Paragraph_20_Font">
      <style:text-properties style:font-name="Tahoma" fo:font-family="Tahoma" style:font-family-generic="roman" style:font-pitch="variable" fo:font-size="12pt" fo:background-color="#000080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2pt" style:rfc-language-tag="es-ES-u-co-trad" fo:language="es" fo:country="ES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style:font-name="Arial" fo:font-family="Arial" style:font-family-generic="roman" style:font-pitch="variable" fo:font-size="16pt" style:rfc-language-tag="es-ES-u-co-trad" fo:language="es" fo:country="ES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6pt" style:letter-kerning="true" style:font-size-asian="16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font-size="10pt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style:font-name="Arial" fo:font-family="Arial" style:font-family-generic="roman" style:font-pitch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5_20_Car" style:display-name="Título 5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size-asian="12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Symbol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%1%" text:bullet-char="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1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  <number:month number:style="long"/>
      <number:day number:style="long"/>
      <number:text>T</number:text>
      <number:hours number:style="long"/>
      <number:minutes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end" style:justify-single-word="false"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margin-left="0cm" fo:margin-right="-0.004cm" fo:margin-top="0cm" fo:margin-bottom="0.212cm" style:contextual-spacing="false" fo:text-align="end" style:justify-single-word="false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2.383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Arial" style:font-name-complex="Arial2"/>
    </style:style>
    <style:style style:name="MT2" style:family="text"/>
    <style:style style:name="MT3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1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a sugerencia práctica de versionado semático</text:p>
      </style:header>
      <style:footer>
        <text:p text:style-name="MP2"><text:span text:style-name="page_20_number"><text:span text:style-name="MT1"><text:page-number text:select-page="current">3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<text:span text:style-name="page_20_number"><text:span text:style-name="MT1"><text:page-number text:select-page="current">1</text:page-number></text:span></text:span><text:span text:style-name="page_20_number"><text:s/></text:span><text:span text:style-name="page_20_number"><text:span text:style-name="MT3">/ </text:span></text:span><text:span text:style-name="page_20_number"><text:span text:style-name="MT3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7:03:00</meta:creation-date>
    <meta:initial-creator>Ulma C y E, S. Coop.</meta:initial-creator>
    <dc:language>es-ES</dc:language>
    <meta:print-date>2022-05-06T14:23:00</meta:print-date>
    <dc:date>2023-01-05T22:16:18.080000000</dc:date>
    <meta:editing-cycles>13</meta:editing-cycles>
    <meta:editing-duration>PT2H51M25S</meta:editing-duration>
    <meta:generator>LibreOffice/7.3.6.2$Windows_X86_64 LibreOffice_project/c28ca90fd6e1a19e189fc16c05f8f8924961e12e</meta:generator>
    <meta:document-statistic meta:table-count="1" meta:image-count="0" meta:object-count="0" meta:page-count="3" meta:paragraph-count="90" meta:word-count="534" meta:character-count="3254" meta:non-whitespace-character-count="2767"/>
    <meta:user-defined meta:name="AppVersion">15.0000</meta:user-defined>
    <meta:template xlink:type="simple" xlink:actuate="onRequest" xlink:title="en blanco -vertical-.dotx" xlink:href=""/>
  </office:meta>
</office:document-meta>
</file>